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</text:p>
      <text:p text:style-name="Standard"><text:s text:c="2"/>font-family: Arial, sans-serif;</text:p>
      <text:p text:style-name="Standard"><text:s text:c="2"/>text-align: center;</text:p>
      <text:p text:style-name="Standard"><text:s text:c="2"/>padding: 40px;</text:p>
      <text:p text:style-name="Standard"><text:s text:c="2"/>background-color: #f4f4f4;</text:p>
      <text:p text:style-name="Standard">}</text:p>
      <text:p text:style-name="Standard"/>
      <text:p text:style-name="Standard">input {</text:p>
      <text:p text:style-name="Standard"><text:s text:c="2"/>padding: 10px;</text:p>
      <text:p text:style-name="Standard"><text:s text:c="2"/>font-size: 16px;</text:p>
      <text:p text:style-name="Standard">}</text:p>
      <text:p text:style-name="Standard"/>
      <text:p text:style-name="Standard">button {</text:p>
      <text:p text:style-name="Standard"><text:s text:c="2"/>padding: 10px 20px;</text:p>
      <text:p text:style-name="Standard"><text:s text:c="2"/>margin-left: 10px;</text:p>
      <text:p text:style-name="Standard"><text:s text:c="2"/>font-size: 16px;</text:p>
      <text:p text:style-name="Standard"><text:s text:c="2"/>background-color: #007bff;</text:p>
      <text:p text:style-name="Standard"><text:s text:c="2"/>color: white;</text:p>
      <text:p text:style-name="Standard"><text:s text:c="2"/>border: none;</text:p>
      <text:p text:style-name="Standard"><text:s text:c="2"/>border-radius: 5px;</text:p>
      <text:p text:style-name="Standard"><text:s text:c="2"/>cursor: pointer;</text:p>
      <text:p text:style-name="Standard">}</text:p>
      <text:p text:style-name="Standard"/>
      <text:p text:style-name="Standard">button:disabled {</text:p>
      <text:p text:style-name="Standard"><text:s text:c="2"/>background-color: gray;</text:p>
      <text:p text:style-name="Standard"><text:s text:c="2"/>cursor: not-allowed;</text:p>
      <text:p text:style-name="Standard">}</text:p>
      <text:p text:style-name="Standard"/>
      <text:p text:style-name="Standard">#mensagem {</text:p>
      <text:p text:style-name="Standard"><text:s text:c="2"/>margin-top: 20px;</text:p>
      <text:p text:style-name="Standard"><text:s text:c="2"/>font-size: 18px;</text:p>
      <text:p text:style-name="Standard"><text:s text:c="2"/>font-weight: bold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18:31:14.585573554</meta:creation-date>
    <dc:date>2025-05-28T18:31:30.163489749</dc:date>
    <meta:editing-duration>PT17S</meta:editing-duration>
    <meta:editing-cycles>1</meta:editing-cycles>
    <meta:document-statistic meta:table-count="0" meta:image-count="0" meta:object-count="0" meta:page-count="1" meta:paragraph-count="29" meta:word-count="55" meta:character-count="446" meta:non-whitespace-character-count="382"/>
    <meta:generator>LibreOffice/24.2.7.2$Linux_X86_64 LibreOffice_project/420$Build-2</meta:generator>
  </office:meta>
</office:document-meta>
</file>